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3in" style:leader-style="solid" style:leader-width="normal"/>
        </style:tab-stops>
      </style:paragraph-properties>
    </style:style>
    <style:style style:name="P2" style:family="paragraph">
      <style:paragraph-properties>
        <style:tab-stops>
          <style:tab-stop style:position="3in" style:leader-style="solid" style:leader-width="bold"/>
        </style:tab-stops>
      </style:paragraph-properties>
    </style:style>
    <style:style style:name="P3" style:family="paragraph">
      <style:paragraph-properties>
        <style:tab-stops>
          <style:tab-stop style:position="3in" style:leader-style="solid" style:leader-width="thin"/>
        </style:tab-stops>
      </style:paragraph-properties>
    </style:style>
  </office:automatic-styles>
  <office:body>
    <office:text>
      <text:p text:style-name="P1">
     this is (tab)<text:tab/>an example of paragraph with tab stop at 3in, whose leader line width is normal.
   </text:p>
      <text:p text:style-name="P2">
     this is (tab)<text:tab/>an example of paragraph with tab stop at 3in, whose leader line width is bold.
   </text:p>
      <text:p text:style-name="P3">
          this is (tab)<text:tab/>an example of paragraph with tab stop at 3in, whose leader line width is thin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